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0822" officeooo:paragraph-rsid="001f0822"/>
    </style:style>
    <style:style style:name="P2" style:family="paragraph" style:parent-style-name="Standard">
      <style:text-properties style:text-position="0% 100%" officeooo:rsid="001f0822" officeooo:paragraph-rsid="001f0822"/>
    </style:style>
    <style:style style:name="P3" style:family="paragraph" style:parent-style-name="Standard">
      <style:text-properties style:text-position="0% 100%" officeooo:rsid="001f0f4d" officeooo:paragraph-rsid="001f0f4d"/>
    </style:style>
    <style:style style:name="T1" style:family="text">
      <style:text-properties officeooo:rsid="001629b6"/>
    </style:style>
    <style:style style:name="T2" style:family="text">
      <style:text-properties style:text-position="super 58%"/>
    </style:style>
    <style:style style:name="T3" style:family="text">
      <style:text-properties officeooo:rsid="0021a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002 W02 Exercise1&amp;2 1<text:span text:style-name="T3">7</text:span>0025298 Tutor:<text:span text:style-name="T1">Alice Toniolo </text:span>Date: Sep 29<text:span text:style-name="T2">th</text:span></text:p>
      <text:p text:style-name="P2"/>
      <text:p text:style-name="P3">1. The Simple Calculation</text:p>
      <text:p text:style-name="P3">2. Programs 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07:00.856756949</meta:creation-date>
    <dc:date>2017-09-29T10:50:47.015985115</dc:date>
    <meta:editing-duration>PT35M20S</meta:editing-duration>
    <meta:editing-cycles>3</meta:editing-cycles>
    <meta:generator>LibreOffice/5.2.7.2$Linux_X86_64 LibreOffice_project/20$Build-2</meta:generator>
    <meta:document-statistic meta:table-count="0" meta:image-count="0" meta:object-count="0" meta:page-count="1" meta:paragraph-count="3" meta:word-count="16" meta:character-count="111" meta:non-whitespace-character-count="98"/>
  </office:meta>
</office:document-meta>
</file>